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2cm"/>
    </style:style>
    <style:style style:name="co3" style:family="table-column">
      <style:table-column-properties fo:break-before="auto" style:column-width="2.672cm"/>
    </style:style>
    <style:style style:name="co4" style:family="table-column">
      <style:table-column-properties fo:break-before="auto" style:column-width="10.4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order="0.06pt solid #000000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1" table:number-columns-repeated="3" table:default-cell-style-name="ce1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4" office:value-type="string" calcext:value-type="string">
            <text:p>Dia [dd/mm/aa]</text:p>
          </table:table-cell>
          <table:table-cell table:style-name="ce4" office:value-type="string" calcext:value-type="string">
            <text:p>Tiempo [h]</text:p>
          </table:table-cell>
          <table:table-cell table:style-name="ce4" office:value-type="string" calcext:value-type="string">
            <text:p>Descripció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7" calcext:value-type="date">
            <text:p>07/08/20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rimeros pasos – Hello World – Instalando FreeRTO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8" calcext:value-type="date">
            <text:p>08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eeRTOS instalado – Funcionando GPIO y contador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09" calcext:value-type="date">
            <text:p>09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aje a C++ - Lectura de APIs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0" calcext:value-type="date">
            <text:p>10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Scanner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1" calcext:value-type="date">
            <text:p>11/08/20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Intento de conexión Wifi – Agregado de WifiConnection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3" calcext:value-type="date">
            <text:p>13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IntReceiver – Restructuracion de proyect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4" calcext:value-type="date">
            <text:p>1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regado de sleepmod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6" calcext:value-type="date">
            <text:p>16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regado de WifiConnection – Conexion andand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17" calcext:value-type="date">
            <text:p>17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socket y envio de mensaje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0" calcext:value-type="date">
            <text:p>20/08/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regado de TasksLists task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1" calcext:value-type="date">
            <text:p>21/08/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ctura informe practica – Comienzo con i2c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4" calcext:value-type="date">
            <text:p>24/08/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ncionando i2c conectado a si mismo</text:p>
          </table:table-cell>
          <table:table-cell table:number-columns-repeated="3"/>
        </table:table-row>
        <table:table-row table:style-name="ro1">
          <table:table-cell/>
          <table:table-cell office:value-type="date" office:date-value="2020-08-25" calcext:value-type="date">
            <text:p>25/08/20</text:p>
          </table:table-cell>
          <table:table-cell office:value-type="string" calcext:value-type="string">
            <text:p>10hs</text:p>
          </table:table-cell>
          <table:table-cell table:number-columns-repeated="4"/>
        </table:table-row>
        <table:table-row table:style-name="ro1" table:number-rows-repeated="7">
          <table:table-cell/>
          <table:table-cell table:style-name="ce6"/>
          <table:table-cell table:number-columns-repeated="5"/>
        </table:table-row>
        <table:table-row table:style-name="ro1">
          <table:table-cell/>
          <table:table-cell table:style-name="ce7"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1"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4" office:value-type="string" calcext:value-type="string">
            <text:p>Tiempo total [h]</text:p>
          </table:table-cell>
          <table:table-cell table:formula="of:=SUM([.C3:.C19])" office:value-type="float" office:value="27" calcext:value-type="float">
            <text:p>27</text:p>
          </table:table-cell>
          <table:table-cell table:style-name="ce10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s" fo:country="AR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 style:data-style-name="N2" text:time-value="10:02:52.388314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7T18:21:49.840398203</meta:creation-date>
    <dc:date>2020-08-25T10:03:09.721183590</dc:date>
    <meta:editing-duration>PT7H2M58S</meta:editing-duration>
    <meta:editing-cycles>18</meta:editing-cycles>
    <meta:generator>LibreOffice/6.4.5.2$Linux_X86_64 LibreOffice_project/40$Build-2</meta:generator>
    <meta:document-statistic meta:table-count="1" meta:cell-count="43" meta:object-count="0"/>
  </office:meta>
</office:document-meta>
</file>